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3"/>
        <table:table-row table:style-name="ro1">
          <table:table-cell table:formula="of:=COM.MICROSOFT.CONCAT(&quot;t&quot;; CHAR(COLUMN()+64); &quot;_&quot;; ROW(); &quot;.tif&quot;)" office:value-type="string" office:string-value="tA_1.tif" calcext:value-type="string">
            <text:p>tA_1.tif</text:p>
          </table:table-cell>
          <table:table-cell table:formula="of:=COM.MICROSOFT.CONCAT(&quot;t&quot;; CHAR(COLUMN()+64); &quot;_&quot;; ROW(); &quot;.tif&quot;)" office:value-type="string" office:string-value="tB_1.tif" calcext:value-type="string">
            <text:p>tB_1.tif</text:p>
          </table:table-cell>
          <table:table-cell table:formula="of:=COM.MICROSOFT.CONCAT(&quot;t&quot;; CHAR(COLUMN()+64); &quot;_&quot;; ROW(); &quot;.tif&quot;)" office:value-type="string" office:string-value="tC_1.tif" calcext:value-type="string">
            <text:p>tC_1.tif</text:p>
          </table:table-cell>
          <table:table-cell table:formula="of:=COM.MICROSOFT.CONCAT(&quot;t&quot;; CHAR(COLUMN()+64); &quot;_&quot;; ROW(); &quot;.tif&quot;)" office:value-type="string" office:string-value="tD_1.tif" calcext:value-type="string">
            <text:p>tD_1.tif</text:p>
          </table:table-cell>
          <table:table-cell table:formula="of:=COM.MICROSOFT.CONCAT(&quot;t&quot;; CHAR(COLUMN()+64); &quot;_&quot;; ROW(); &quot;.tif&quot;)" office:value-type="string" office:string-value="tE_1.tif" calcext:value-type="string">
            <text:p>tE_1.tif</text:p>
          </table:table-cell>
          <table:table-cell table:formula="of:=COM.MICROSOFT.CONCAT(&quot;t&quot;; CHAR(COLUMN()+64); &quot;_&quot;; ROW(); &quot;.tif&quot;)" office:value-type="string" office:string-value="tF_1.tif" calcext:value-type="string">
            <text:p>tF_1.tif</text:p>
          </table:table-cell>
          <table:table-cell table:formula="of:=COM.MICROSOFT.CONCAT(&quot;t&quot;; CHAR(COLUMN()+64); &quot;_&quot;; ROW(); &quot;.tif&quot;)" office:value-type="string" office:string-value="tG_1.tif" calcext:value-type="string">
            <text:p>tG_1.tif</text:p>
          </table:table-cell>
          <table:table-cell table:formula="of:=COM.MICROSOFT.CONCAT(&quot;t&quot;; CHAR(COLUMN()+64); &quot;_&quot;; ROW(); &quot;.tif&quot;)" office:value-type="string" office:string-value="tH_1.tif" calcext:value-type="string">
            <text:p>tH_1.tif</text:p>
          </table:table-cell>
          <table:table-cell table:formula="of:=COM.MICROSOFT.CONCAT(&quot;t&quot;; CHAR(COLUMN()+64); &quot;_&quot;; ROW(); &quot;.tif&quot;)" office:value-type="string" office:string-value="tI_1.tif" calcext:value-type="string">
            <text:p>tI_1.tif</text:p>
          </table:table-cell>
          <table:table-cell table:formula="of:=COM.MICROSOFT.CONCAT(&quot;t&quot;; CHAR(COLUMN()+64); &quot;_&quot;; ROW(); &quot;.tif&quot;)" office:value-type="string" office:string-value="tJ_1.tif" calcext:value-type="string">
            <text:p>tJ_1.tif</text:p>
          </table:table-cell>
          <table:table-cell table:formula="of:=COM.MICROSOFT.CONCAT(&quot;t&quot;; CHAR(COLUMN()+64); &quot;_&quot;; ROW(); &quot;.tif&quot;)" office:value-type="string" office:string-value="tK_1.tif" calcext:value-type="string">
            <text:p>tK_1.tif</text:p>
          </table:table-cell>
          <table:table-cell table:formula="of:=COM.MICROSOFT.CONCAT(&quot;t&quot;; CHAR(COLUMN()+64); &quot;_&quot;; ROW(); &quot;.tif&quot;)" office:value-type="string" office:string-value="tL_1.tif" calcext:value-type="string">
            <text:p>tL_1.tif</text:p>
          </table:table-cell>
          <table:table-cell table:formula="of:=COM.MICROSOFT.CONCAT(&quot;t&quot;; CHAR(COLUMN()+64); &quot;_&quot;; ROW(); &quot;.tif&quot;)" office:value-type="string" office:string-value="tM_1.tif" calcext:value-type="string">
            <text:p>tM_1.tif</text:p>
          </table:table-cell>
          <table:table-cell table:formula="of:=COM.MICROSOFT.CONCAT(&quot;t&quot;; CHAR(COLUMN()+64); &quot;_&quot;; ROW(); &quot;.tif&quot;)" office:value-type="string" office:string-value="tN_1.tif" calcext:value-type="string">
            <text:p>tN_1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2.tif" calcext:value-type="string">
            <text:p>tA_2.tif</text:p>
          </table:table-cell>
          <table:table-cell table:formula="of:=COM.MICROSOFT.CONCAT(&quot;t&quot;; CHAR(COLUMN()+64); &quot;_&quot;; ROW(); &quot;.tif&quot;)" office:value-type="string" office:string-value="tB_2.tif" calcext:value-type="string">
            <text:p>tB_2.tif</text:p>
          </table:table-cell>
          <table:table-cell table:formula="of:=COM.MICROSOFT.CONCAT(&quot;t&quot;; CHAR(COLUMN()+64); &quot;_&quot;; ROW(); &quot;.tif&quot;)" office:value-type="string" office:string-value="tC_2.tif" calcext:value-type="string">
            <text:p>tC_2.tif</text:p>
          </table:table-cell>
          <table:table-cell table:formula="of:=COM.MICROSOFT.CONCAT(&quot;t&quot;; CHAR(COLUMN()+64); &quot;_&quot;; ROW(); &quot;.tif&quot;)" office:value-type="string" office:string-value="tD_2.tif" calcext:value-type="string">
            <text:p>tD_2.tif</text:p>
          </table:table-cell>
          <table:table-cell table:formula="of:=COM.MICROSOFT.CONCAT(&quot;t&quot;; CHAR(COLUMN()+64); &quot;_&quot;; ROW(); &quot;.tif&quot;)" office:value-type="string" office:string-value="tE_2.tif" calcext:value-type="string">
            <text:p>tE_2.tif</text:p>
          </table:table-cell>
          <table:table-cell table:formula="of:=COM.MICROSOFT.CONCAT(&quot;t&quot;; CHAR(COLUMN()+64); &quot;_&quot;; ROW(); &quot;.tif&quot;)" office:value-type="string" office:string-value="tF_2.tif" calcext:value-type="string">
            <text:p>tF_2.tif</text:p>
          </table:table-cell>
          <table:table-cell table:formula="of:=COM.MICROSOFT.CONCAT(&quot;t&quot;; CHAR(COLUMN()+64); &quot;_&quot;; ROW(); &quot;.tif&quot;)" office:value-type="string" office:string-value="tG_2.tif" calcext:value-type="string">
            <text:p>tG_2.tif</text:p>
          </table:table-cell>
          <table:table-cell table:formula="of:=COM.MICROSOFT.CONCAT(&quot;t&quot;; CHAR(COLUMN()+64); &quot;_&quot;; ROW(); &quot;.tif&quot;)" office:value-type="string" office:string-value="tH_2.tif" calcext:value-type="string">
            <text:p>tH_2.tif</text:p>
          </table:table-cell>
          <table:table-cell table:formula="of:=COM.MICROSOFT.CONCAT(&quot;t&quot;; CHAR(COLUMN()+64); &quot;_&quot;; ROW(); &quot;.tif&quot;)" office:value-type="string" office:string-value="tI_2.tif" calcext:value-type="string">
            <text:p>tI_2.tif</text:p>
          </table:table-cell>
          <table:table-cell table:formula="of:=COM.MICROSOFT.CONCAT(&quot;t&quot;; CHAR(COLUMN()+64); &quot;_&quot;; ROW(); &quot;.tif&quot;)" office:value-type="string" office:string-value="tJ_2.tif" calcext:value-type="string">
            <text:p>tJ_2.tif</text:p>
          </table:table-cell>
          <table:table-cell table:formula="of:=COM.MICROSOFT.CONCAT(&quot;t&quot;; CHAR(COLUMN()+64); &quot;_&quot;; ROW(); &quot;.tif&quot;)" office:value-type="string" office:string-value="tK_2.tif" calcext:value-type="string">
            <text:p>tK_2.tif</text:p>
          </table:table-cell>
          <table:table-cell table:formula="of:=COM.MICROSOFT.CONCAT(&quot;t&quot;; CHAR(COLUMN()+64); &quot;_&quot;; ROW(); &quot;.tif&quot;)" office:value-type="string" office:string-value="tL_2.tif" calcext:value-type="string">
            <text:p>tL_2.tif</text:p>
          </table:table-cell>
          <table:table-cell table:formula="of:=COM.MICROSOFT.CONCAT(&quot;t&quot;; CHAR(COLUMN()+64); &quot;_&quot;; ROW(); &quot;.tif&quot;)" office:value-type="string" office:string-value="tM_2.tif" calcext:value-type="string">
            <text:p>tM_2.tif</text:p>
          </table:table-cell>
          <table:table-cell table:formula="of:=COM.MICROSOFT.CONCAT(&quot;t&quot;; CHAR(COLUMN()+64); &quot;_&quot;; ROW(); &quot;.tif&quot;)" office:value-type="string" office:string-value="tN_2.tif" calcext:value-type="string">
            <text:p>tN_2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3.tif" calcext:value-type="string">
            <text:p>tA_3.tif</text:p>
          </table:table-cell>
          <table:table-cell table:formula="of:=COM.MICROSOFT.CONCAT(&quot;t&quot;; CHAR(COLUMN()+64); &quot;_&quot;; ROW(); &quot;.tif&quot;)" office:value-type="string" office:string-value="tB_3.tif" calcext:value-type="string">
            <text:p>tB_3.tif</text:p>
          </table:table-cell>
          <table:table-cell table:formula="of:=COM.MICROSOFT.CONCAT(&quot;t&quot;; CHAR(COLUMN()+64); &quot;_&quot;; ROW(); &quot;.tif&quot;)" office:value-type="string" office:string-value="tC_3.tif" calcext:value-type="string">
            <text:p>tC_3.tif</text:p>
          </table:table-cell>
          <table:table-cell table:formula="of:=COM.MICROSOFT.CONCAT(&quot;t&quot;; CHAR(COLUMN()+64); &quot;_&quot;; ROW(); &quot;.tif&quot;)" office:value-type="string" office:string-value="tD_3.tif" calcext:value-type="string">
            <text:p>tD_3.tif</text:p>
          </table:table-cell>
          <table:table-cell table:formula="of:=COM.MICROSOFT.CONCAT(&quot;t&quot;; CHAR(COLUMN()+64); &quot;_&quot;; ROW(); &quot;.tif&quot;)" office:value-type="string" office:string-value="tE_3.tif" calcext:value-type="string">
            <text:p>tE_3.tif</text:p>
          </table:table-cell>
          <table:table-cell table:formula="of:=COM.MICROSOFT.CONCAT(&quot;t&quot;; CHAR(COLUMN()+64); &quot;_&quot;; ROW(); &quot;.tif&quot;)" office:value-type="string" office:string-value="tF_3.tif" calcext:value-type="string">
            <text:p>tF_3.tif</text:p>
          </table:table-cell>
          <table:table-cell table:formula="of:=COM.MICROSOFT.CONCAT(&quot;t&quot;; CHAR(COLUMN()+64); &quot;_&quot;; ROW(); &quot;.tif&quot;)" office:value-type="string" office:string-value="tG_3.tif" calcext:value-type="string">
            <text:p>tG_3.tif</text:p>
          </table:table-cell>
          <table:table-cell table:formula="of:=COM.MICROSOFT.CONCAT(&quot;t&quot;; CHAR(COLUMN()+64); &quot;_&quot;; ROW(); &quot;.tif&quot;)" office:value-type="string" office:string-value="tH_3.tif" calcext:value-type="string">
            <text:p>tH_3.tif</text:p>
          </table:table-cell>
          <table:table-cell table:formula="of:=COM.MICROSOFT.CONCAT(&quot;t&quot;; CHAR(COLUMN()+64); &quot;_&quot;; ROW(); &quot;.tif&quot;)" office:value-type="string" office:string-value="tI_3.tif" calcext:value-type="string">
            <text:p>tI_3.tif</text:p>
          </table:table-cell>
          <table:table-cell table:formula="of:=COM.MICROSOFT.CONCAT(&quot;t&quot;; CHAR(COLUMN()+64); &quot;_&quot;; ROW(); &quot;.tif&quot;)" office:value-type="string" office:string-value="tJ_3.tif" calcext:value-type="string">
            <text:p>tJ_3.tif</text:p>
          </table:table-cell>
          <table:table-cell table:formula="of:=COM.MICROSOFT.CONCAT(&quot;t&quot;; CHAR(COLUMN()+64); &quot;_&quot;; ROW(); &quot;.tif&quot;)" office:value-type="string" office:string-value="tK_3.tif" calcext:value-type="string">
            <text:p>tK_3.tif</text:p>
          </table:table-cell>
          <table:table-cell table:formula="of:=COM.MICROSOFT.CONCAT(&quot;t&quot;; CHAR(COLUMN()+64); &quot;_&quot;; ROW(); &quot;.tif&quot;)" office:value-type="string" office:string-value="tL_3.tif" calcext:value-type="string">
            <text:p>tL_3.tif</text:p>
          </table:table-cell>
          <table:table-cell table:formula="of:=COM.MICROSOFT.CONCAT(&quot;t&quot;; CHAR(COLUMN()+64); &quot;_&quot;; ROW(); &quot;.tif&quot;)" office:value-type="string" office:string-value="tM_3.tif" calcext:value-type="string">
            <text:p>tM_3.tif</text:p>
          </table:table-cell>
          <table:table-cell table:formula="of:=COM.MICROSOFT.CONCAT(&quot;t&quot;; CHAR(COLUMN()+64); &quot;_&quot;; ROW(); &quot;.tif&quot;)" office:value-type="string" office:string-value="tN_3.tif" calcext:value-type="string">
            <text:p>tN_3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4.tif" calcext:value-type="string">
            <text:p>tA_4.tif</text:p>
          </table:table-cell>
          <table:table-cell table:formula="of:=COM.MICROSOFT.CONCAT(&quot;t&quot;; CHAR(COLUMN()+64); &quot;_&quot;; ROW(); &quot;.tif&quot;)" office:value-type="string" office:string-value="tB_4.tif" calcext:value-type="string">
            <text:p>tB_4.tif</text:p>
          </table:table-cell>
          <table:table-cell table:formula="of:=COM.MICROSOFT.CONCAT(&quot;t&quot;; CHAR(COLUMN()+64); &quot;_&quot;; ROW(); &quot;.tif&quot;)" office:value-type="string" office:string-value="tC_4.tif" calcext:value-type="string">
            <text:p>tC_4.tif</text:p>
          </table:table-cell>
          <table:table-cell table:formula="of:=COM.MICROSOFT.CONCAT(&quot;t&quot;; CHAR(COLUMN()+64); &quot;_&quot;; ROW(); &quot;.tif&quot;)" office:value-type="string" office:string-value="tD_4.tif" calcext:value-type="string">
            <text:p>tD_4.tif</text:p>
          </table:table-cell>
          <table:table-cell table:formula="of:=COM.MICROSOFT.CONCAT(&quot;t&quot;; CHAR(COLUMN()+64); &quot;_&quot;; ROW(); &quot;.tif&quot;)" office:value-type="string" office:string-value="tE_4.tif" calcext:value-type="string">
            <text:p>tE_4.tif</text:p>
          </table:table-cell>
          <table:table-cell table:formula="of:=COM.MICROSOFT.CONCAT(&quot;t&quot;; CHAR(COLUMN()+64); &quot;_&quot;; ROW(); &quot;.tif&quot;)" office:value-type="string" office:string-value="tF_4.tif" calcext:value-type="string">
            <text:p>tF_4.tif</text:p>
          </table:table-cell>
          <table:table-cell table:formula="of:=COM.MICROSOFT.CONCAT(&quot;t&quot;; CHAR(COLUMN()+64); &quot;_&quot;; ROW(); &quot;.tif&quot;)" office:value-type="string" office:string-value="tG_4.tif" calcext:value-type="string">
            <text:p>tG_4.tif</text:p>
          </table:table-cell>
          <table:table-cell table:formula="of:=COM.MICROSOFT.CONCAT(&quot;t&quot;; CHAR(COLUMN()+64); &quot;_&quot;; ROW(); &quot;.tif&quot;)" office:value-type="string" office:string-value="tH_4.tif" calcext:value-type="string">
            <text:p>tH_4.tif</text:p>
          </table:table-cell>
          <table:table-cell table:formula="of:=COM.MICROSOFT.CONCAT(&quot;t&quot;; CHAR(COLUMN()+64); &quot;_&quot;; ROW(); &quot;.tif&quot;)" office:value-type="string" office:string-value="tI_4.tif" calcext:value-type="string">
            <text:p>tI_4.tif</text:p>
          </table:table-cell>
          <table:table-cell table:formula="of:=COM.MICROSOFT.CONCAT(&quot;t&quot;; CHAR(COLUMN()+64); &quot;_&quot;; ROW(); &quot;.tif&quot;)" office:value-type="string" office:string-value="tJ_4.tif" calcext:value-type="string">
            <text:p>tJ_4.tif</text:p>
          </table:table-cell>
          <table:table-cell table:formula="of:=COM.MICROSOFT.CONCAT(&quot;t&quot;; CHAR(COLUMN()+64); &quot;_&quot;; ROW(); &quot;.tif&quot;)" office:value-type="string" office:string-value="tK_4.tif" calcext:value-type="string">
            <text:p>tK_4.tif</text:p>
          </table:table-cell>
          <table:table-cell table:formula="of:=COM.MICROSOFT.CONCAT(&quot;t&quot;; CHAR(COLUMN()+64); &quot;_&quot;; ROW(); &quot;.tif&quot;)" office:value-type="string" office:string-value="tL_4.tif" calcext:value-type="string">
            <text:p>tL_4.tif</text:p>
          </table:table-cell>
          <table:table-cell table:formula="of:=COM.MICROSOFT.CONCAT(&quot;t&quot;; CHAR(COLUMN()+64); &quot;_&quot;; ROW(); &quot;.tif&quot;)" office:value-type="string" office:string-value="tM_4.tif" calcext:value-type="string">
            <text:p>tM_4.tif</text:p>
          </table:table-cell>
          <table:table-cell table:formula="of:=COM.MICROSOFT.CONCAT(&quot;t&quot;; CHAR(COLUMN()+64); &quot;_&quot;; ROW(); &quot;.tif&quot;)" office:value-type="string" office:string-value="tN_4.tif" calcext:value-type="string">
            <text:p>tN_4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5.tif" calcext:value-type="string">
            <text:p>tA_5.tif</text:p>
          </table:table-cell>
          <table:table-cell table:formula="of:=COM.MICROSOFT.CONCAT(&quot;t&quot;; CHAR(COLUMN()+64); &quot;_&quot;; ROW(); &quot;.tif&quot;)" office:value-type="string" office:string-value="tB_5.tif" calcext:value-type="string">
            <text:p>tB_5.tif</text:p>
          </table:table-cell>
          <table:table-cell table:formula="of:=COM.MICROSOFT.CONCAT(&quot;t&quot;; CHAR(COLUMN()+64); &quot;_&quot;; ROW(); &quot;.tif&quot;)" office:value-type="string" office:string-value="tC_5.tif" calcext:value-type="string">
            <text:p>tC_5.tif</text:p>
          </table:table-cell>
          <table:table-cell table:formula="of:=COM.MICROSOFT.CONCAT(&quot;t&quot;; CHAR(COLUMN()+64); &quot;_&quot;; ROW(); &quot;.tif&quot;)" office:value-type="string" office:string-value="tD_5.tif" calcext:value-type="string">
            <text:p>tD_5.tif</text:p>
          </table:table-cell>
          <table:table-cell table:formula="of:=COM.MICROSOFT.CONCAT(&quot;t&quot;; CHAR(COLUMN()+64); &quot;_&quot;; ROW(); &quot;.tif&quot;)" office:value-type="string" office:string-value="tE_5.tif" calcext:value-type="string">
            <text:p>tE_5.tif</text:p>
          </table:table-cell>
          <table:table-cell table:formula="of:=COM.MICROSOFT.CONCAT(&quot;t&quot;; CHAR(COLUMN()+64); &quot;_&quot;; ROW(); &quot;.tif&quot;)" office:value-type="string" office:string-value="tF_5.tif" calcext:value-type="string">
            <text:p>tF_5.tif</text:p>
          </table:table-cell>
          <table:table-cell table:formula="of:=COM.MICROSOFT.CONCAT(&quot;t&quot;; CHAR(COLUMN()+64); &quot;_&quot;; ROW(); &quot;.tif&quot;)" office:value-type="string" office:string-value="tG_5.tif" calcext:value-type="string">
            <text:p>tG_5.tif</text:p>
          </table:table-cell>
          <table:table-cell table:formula="of:=COM.MICROSOFT.CONCAT(&quot;t&quot;; CHAR(COLUMN()+64); &quot;_&quot;; ROW(); &quot;.tif&quot;)" office:value-type="string" office:string-value="tH_5.tif" calcext:value-type="string">
            <text:p>tH_5.tif</text:p>
          </table:table-cell>
          <table:table-cell table:formula="of:=COM.MICROSOFT.CONCAT(&quot;t&quot;; CHAR(COLUMN()+64); &quot;_&quot;; ROW(); &quot;.tif&quot;)" office:value-type="string" office:string-value="tI_5.tif" calcext:value-type="string">
            <text:p>tI_5.tif</text:p>
          </table:table-cell>
          <table:table-cell table:formula="of:=COM.MICROSOFT.CONCAT(&quot;t&quot;; CHAR(COLUMN()+64); &quot;_&quot;; ROW(); &quot;.tif&quot;)" office:value-type="string" office:string-value="tJ_5.tif" calcext:value-type="string">
            <text:p>tJ_5.tif</text:p>
          </table:table-cell>
          <table:table-cell table:formula="of:=COM.MICROSOFT.CONCAT(&quot;t&quot;; CHAR(COLUMN()+64); &quot;_&quot;; ROW(); &quot;.tif&quot;)" office:value-type="string" office:string-value="tK_5.tif" calcext:value-type="string">
            <text:p>tK_5.tif</text:p>
          </table:table-cell>
          <table:table-cell table:formula="of:=COM.MICROSOFT.CONCAT(&quot;t&quot;; CHAR(COLUMN()+64); &quot;_&quot;; ROW(); &quot;.tif&quot;)" office:value-type="string" office:string-value="tL_5.tif" calcext:value-type="string">
            <text:p>tL_5.tif</text:p>
          </table:table-cell>
          <table:table-cell table:formula="of:=COM.MICROSOFT.CONCAT(&quot;t&quot;; CHAR(COLUMN()+64); &quot;_&quot;; ROW(); &quot;.tif&quot;)" office:value-type="string" office:string-value="tM_5.tif" calcext:value-type="string">
            <text:p>tM_5.tif</text:p>
          </table:table-cell>
          <table:table-cell table:formula="of:=COM.MICROSOFT.CONCAT(&quot;t&quot;; CHAR(COLUMN()+64); &quot;_&quot;; ROW(); &quot;.tif&quot;)" office:value-type="string" office:string-value="tN_5.tif" calcext:value-type="string">
            <text:p>tN_5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6.tif" calcext:value-type="string">
            <text:p>tA_6.tif</text:p>
          </table:table-cell>
          <table:table-cell table:formula="of:=COM.MICROSOFT.CONCAT(&quot;t&quot;; CHAR(COLUMN()+64); &quot;_&quot;; ROW(); &quot;.tif&quot;)" office:value-type="string" office:string-value="tB_6.tif" calcext:value-type="string">
            <text:p>tB_6.tif</text:p>
          </table:table-cell>
          <table:table-cell table:formula="of:=COM.MICROSOFT.CONCAT(&quot;t&quot;; CHAR(COLUMN()+64); &quot;_&quot;; ROW(); &quot;.tif&quot;)" office:value-type="string" office:string-value="tC_6.tif" calcext:value-type="string">
            <text:p>tC_6.tif</text:p>
          </table:table-cell>
          <table:table-cell table:formula="of:=COM.MICROSOFT.CONCAT(&quot;t&quot;; CHAR(COLUMN()+64); &quot;_&quot;; ROW(); &quot;.tif&quot;)" office:value-type="string" office:string-value="tD_6.tif" calcext:value-type="string">
            <text:p>tD_6.tif</text:p>
          </table:table-cell>
          <table:table-cell table:formula="of:=COM.MICROSOFT.CONCAT(&quot;t&quot;; CHAR(COLUMN()+64); &quot;_&quot;; ROW(); &quot;.tif&quot;)" office:value-type="string" office:string-value="tE_6.tif" calcext:value-type="string">
            <text:p>tE_6.tif</text:p>
          </table:table-cell>
          <table:table-cell table:formula="of:=COM.MICROSOFT.CONCAT(&quot;t&quot;; CHAR(COLUMN()+64); &quot;_&quot;; ROW(); &quot;.tif&quot;)" office:value-type="string" office:string-value="tF_6.tif" calcext:value-type="string">
            <text:p>tF_6.tif</text:p>
          </table:table-cell>
          <table:table-cell table:formula="of:=COM.MICROSOFT.CONCAT(&quot;t&quot;; CHAR(COLUMN()+64); &quot;_&quot;; ROW(); &quot;.tif&quot;)" office:value-type="string" office:string-value="tG_6.tif" calcext:value-type="string">
            <text:p>tG_6.tif</text:p>
          </table:table-cell>
          <table:table-cell table:formula="of:=COM.MICROSOFT.CONCAT(&quot;t&quot;; CHAR(COLUMN()+64); &quot;_&quot;; ROW(); &quot;.tif&quot;)" office:value-type="string" office:string-value="tH_6.tif" calcext:value-type="string">
            <text:p>tH_6.tif</text:p>
          </table:table-cell>
          <table:table-cell table:formula="of:=COM.MICROSOFT.CONCAT(&quot;t&quot;; CHAR(COLUMN()+64); &quot;_&quot;; ROW(); &quot;.tif&quot;)" office:value-type="string" office:string-value="tI_6.tif" calcext:value-type="string">
            <text:p>tI_6.tif</text:p>
          </table:table-cell>
          <table:table-cell table:formula="of:=COM.MICROSOFT.CONCAT(&quot;t&quot;; CHAR(COLUMN()+64); &quot;_&quot;; ROW(); &quot;.tif&quot;)" office:value-type="string" office:string-value="tJ_6.tif" calcext:value-type="string">
            <text:p>tJ_6.tif</text:p>
          </table:table-cell>
          <table:table-cell table:formula="of:=COM.MICROSOFT.CONCAT(&quot;t&quot;; CHAR(COLUMN()+64); &quot;_&quot;; ROW(); &quot;.tif&quot;)" office:value-type="string" office:string-value="tK_6.tif" calcext:value-type="string">
            <text:p>tK_6.tif</text:p>
          </table:table-cell>
          <table:table-cell table:formula="of:=COM.MICROSOFT.CONCAT(&quot;t&quot;; CHAR(COLUMN()+64); &quot;_&quot;; ROW(); &quot;.tif&quot;)" office:value-type="string" office:string-value="tL_6.tif" calcext:value-type="string">
            <text:p>tL_6.tif</text:p>
          </table:table-cell>
          <table:table-cell table:formula="of:=COM.MICROSOFT.CONCAT(&quot;t&quot;; CHAR(COLUMN()+64); &quot;_&quot;; ROW(); &quot;.tif&quot;)" office:value-type="string" office:string-value="tM_6.tif" calcext:value-type="string">
            <text:p>tM_6.tif</text:p>
          </table:table-cell>
          <table:table-cell table:formula="of:=COM.MICROSOFT.CONCAT(&quot;t&quot;; CHAR(COLUMN()+64); &quot;_&quot;; ROW(); &quot;.tif&quot;)" office:value-type="string" office:string-value="tN_6.tif" calcext:value-type="string">
            <text:p>tN_6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7.tif" calcext:value-type="string">
            <text:p>tA_7.tif</text:p>
          </table:table-cell>
          <table:table-cell table:formula="of:=COM.MICROSOFT.CONCAT(&quot;t&quot;; CHAR(COLUMN()+64); &quot;_&quot;; ROW(); &quot;.tif&quot;)" office:value-type="string" office:string-value="tB_7.tif" calcext:value-type="string">
            <text:p>tB_7.tif</text:p>
          </table:table-cell>
          <table:table-cell table:formula="of:=COM.MICROSOFT.CONCAT(&quot;t&quot;; CHAR(COLUMN()+64); &quot;_&quot;; ROW(); &quot;.tif&quot;)" office:value-type="string" office:string-value="tC_7.tif" calcext:value-type="string">
            <text:p>tC_7.tif</text:p>
          </table:table-cell>
          <table:table-cell table:formula="of:=COM.MICROSOFT.CONCAT(&quot;t&quot;; CHAR(COLUMN()+64); &quot;_&quot;; ROW(); &quot;.tif&quot;)" office:value-type="string" office:string-value="tD_7.tif" calcext:value-type="string">
            <text:p>tD_7.tif</text:p>
          </table:table-cell>
          <table:table-cell table:formula="of:=COM.MICROSOFT.CONCAT(&quot;t&quot;; CHAR(COLUMN()+64); &quot;_&quot;; ROW(); &quot;.tif&quot;)" office:value-type="string" office:string-value="tE_7.tif" calcext:value-type="string">
            <text:p>tE_7.tif</text:p>
          </table:table-cell>
          <table:table-cell table:formula="of:=COM.MICROSOFT.CONCAT(&quot;t&quot;; CHAR(COLUMN()+64); &quot;_&quot;; ROW(); &quot;.tif&quot;)" office:value-type="string" office:string-value="tF_7.tif" calcext:value-type="string">
            <text:p>tF_7.tif</text:p>
          </table:table-cell>
          <table:table-cell table:formula="of:=COM.MICROSOFT.CONCAT(&quot;t&quot;; CHAR(COLUMN()+64); &quot;_&quot;; ROW(); &quot;.tif&quot;)" office:value-type="string" office:string-value="tG_7.tif" calcext:value-type="string">
            <text:p>tG_7.tif</text:p>
          </table:table-cell>
          <table:table-cell table:formula="of:=COM.MICROSOFT.CONCAT(&quot;t&quot;; CHAR(COLUMN()+64); &quot;_&quot;; ROW(); &quot;.tif&quot;)" office:value-type="string" office:string-value="tH_7.tif" calcext:value-type="string">
            <text:p>tH_7.tif</text:p>
          </table:table-cell>
          <table:table-cell table:formula="of:=COM.MICROSOFT.CONCAT(&quot;t&quot;; CHAR(COLUMN()+64); &quot;_&quot;; ROW(); &quot;.tif&quot;)" office:value-type="string" office:string-value="tI_7.tif" calcext:value-type="string">
            <text:p>tI_7.tif</text:p>
          </table:table-cell>
          <table:table-cell table:formula="of:=COM.MICROSOFT.CONCAT(&quot;t&quot;; CHAR(COLUMN()+64); &quot;_&quot;; ROW(); &quot;.tif&quot;)" office:value-type="string" office:string-value="tJ_7.tif" calcext:value-type="string">
            <text:p>tJ_7.tif</text:p>
          </table:table-cell>
          <table:table-cell table:formula="of:=COM.MICROSOFT.CONCAT(&quot;t&quot;; CHAR(COLUMN()+64); &quot;_&quot;; ROW(); &quot;.tif&quot;)" office:value-type="string" office:string-value="tK_7.tif" calcext:value-type="string">
            <text:p>tK_7.tif</text:p>
          </table:table-cell>
          <table:table-cell table:formula="of:=COM.MICROSOFT.CONCAT(&quot;t&quot;; CHAR(COLUMN()+64); &quot;_&quot;; ROW(); &quot;.tif&quot;)" office:value-type="string" office:string-value="tL_7.tif" calcext:value-type="string">
            <text:p>tL_7.tif</text:p>
          </table:table-cell>
          <table:table-cell table:formula="of:=COM.MICROSOFT.CONCAT(&quot;t&quot;; CHAR(COLUMN()+64); &quot;_&quot;; ROW(); &quot;.tif&quot;)" office:value-type="string" office:string-value="tM_7.tif" calcext:value-type="string">
            <text:p>tM_7.tif</text:p>
          </table:table-cell>
          <table:table-cell table:formula="of:=COM.MICROSOFT.CONCAT(&quot;t&quot;; CHAR(COLUMN()+64); &quot;_&quot;; ROW(); &quot;.tif&quot;)" office:value-type="string" office:string-value="tN_7.tif" calcext:value-type="string">
            <text:p>tN_7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8.tif" calcext:value-type="string">
            <text:p>tA_8.tif</text:p>
          </table:table-cell>
          <table:table-cell table:formula="of:=COM.MICROSOFT.CONCAT(&quot;t&quot;; CHAR(COLUMN()+64); &quot;_&quot;; ROW(); &quot;.tif&quot;)" office:value-type="string" office:string-value="tB_8.tif" calcext:value-type="string">
            <text:p>tB_8.tif</text:p>
          </table:table-cell>
          <table:table-cell table:formula="of:=COM.MICROSOFT.CONCAT(&quot;t&quot;; CHAR(COLUMN()+64); &quot;_&quot;; ROW(); &quot;.tif&quot;)" office:value-type="string" office:string-value="tC_8.tif" calcext:value-type="string">
            <text:p>tC_8.tif</text:p>
          </table:table-cell>
          <table:table-cell table:formula="of:=COM.MICROSOFT.CONCAT(&quot;t&quot;; CHAR(COLUMN()+64); &quot;_&quot;; ROW(); &quot;.tif&quot;)" office:value-type="string" office:string-value="tD_8.tif" calcext:value-type="string">
            <text:p>tD_8.tif</text:p>
          </table:table-cell>
          <table:table-cell table:formula="of:=COM.MICROSOFT.CONCAT(&quot;t&quot;; CHAR(COLUMN()+64); &quot;_&quot;; ROW(); &quot;.tif&quot;)" office:value-type="string" office:string-value="tE_8.tif" calcext:value-type="string">
            <text:p>tE_8.tif</text:p>
          </table:table-cell>
          <table:table-cell table:formula="of:=COM.MICROSOFT.CONCAT(&quot;t&quot;; CHAR(COLUMN()+64); &quot;_&quot;; ROW(); &quot;.tif&quot;)" office:value-type="string" office:string-value="tF_8.tif" calcext:value-type="string">
            <text:p>tF_8.tif</text:p>
          </table:table-cell>
          <table:table-cell table:formula="of:=COM.MICROSOFT.CONCAT(&quot;t&quot;; CHAR(COLUMN()+64); &quot;_&quot;; ROW(); &quot;.tif&quot;)" office:value-type="string" office:string-value="tG_8.tif" calcext:value-type="string">
            <text:p>tG_8.tif</text:p>
          </table:table-cell>
          <table:table-cell table:formula="of:=COM.MICROSOFT.CONCAT(&quot;t&quot;; CHAR(COLUMN()+64); &quot;_&quot;; ROW(); &quot;.tif&quot;)" office:value-type="string" office:string-value="tH_8.tif" calcext:value-type="string">
            <text:p>tH_8.tif</text:p>
          </table:table-cell>
          <table:table-cell table:formula="of:=COM.MICROSOFT.CONCAT(&quot;t&quot;; CHAR(COLUMN()+64); &quot;_&quot;; ROW(); &quot;.tif&quot;)" office:value-type="string" office:string-value="tI_8.tif" calcext:value-type="string">
            <text:p>tI_8.tif</text:p>
          </table:table-cell>
          <table:table-cell table:formula="of:=COM.MICROSOFT.CONCAT(&quot;t&quot;; CHAR(COLUMN()+64); &quot;_&quot;; ROW(); &quot;.tif&quot;)" office:value-type="string" office:string-value="tJ_8.tif" calcext:value-type="string">
            <text:p>tJ_8.tif</text:p>
          </table:table-cell>
          <table:table-cell table:formula="of:=COM.MICROSOFT.CONCAT(&quot;t&quot;; CHAR(COLUMN()+64); &quot;_&quot;; ROW(); &quot;.tif&quot;)" office:value-type="string" office:string-value="tK_8.tif" calcext:value-type="string">
            <text:p>tK_8.tif</text:p>
          </table:table-cell>
          <table:table-cell table:formula="of:=COM.MICROSOFT.CONCAT(&quot;t&quot;; CHAR(COLUMN()+64); &quot;_&quot;; ROW(); &quot;.tif&quot;)" office:value-type="string" office:string-value="tL_8.tif" calcext:value-type="string">
            <text:p>tL_8.tif</text:p>
          </table:table-cell>
          <table:table-cell table:formula="of:=COM.MICROSOFT.CONCAT(&quot;t&quot;; CHAR(COLUMN()+64); &quot;_&quot;; ROW(); &quot;.tif&quot;)" office:value-type="string" office:string-value="tM_8.tif" calcext:value-type="string">
            <text:p>tM_8.tif</text:p>
          </table:table-cell>
          <table:table-cell table:formula="of:=COM.MICROSOFT.CONCAT(&quot;t&quot;; CHAR(COLUMN()+64); &quot;_&quot;; ROW(); &quot;.tif&quot;)" office:value-type="string" office:string-value="tN_8.tif" calcext:value-type="string">
            <text:p>tN_8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9.tif" calcext:value-type="string">
            <text:p>tA_9.tif</text:p>
          </table:table-cell>
          <table:table-cell table:formula="of:=COM.MICROSOFT.CONCAT(&quot;t&quot;; CHAR(COLUMN()+64); &quot;_&quot;; ROW(); &quot;.tif&quot;)" office:value-type="string" office:string-value="tB_9.tif" calcext:value-type="string">
            <text:p>tB_9.tif</text:p>
          </table:table-cell>
          <table:table-cell table:formula="of:=COM.MICROSOFT.CONCAT(&quot;t&quot;; CHAR(COLUMN()+64); &quot;_&quot;; ROW(); &quot;.tif&quot;)" office:value-type="string" office:string-value="tC_9.tif" calcext:value-type="string">
            <text:p>tC_9.tif</text:p>
          </table:table-cell>
          <table:table-cell table:formula="of:=COM.MICROSOFT.CONCAT(&quot;t&quot;; CHAR(COLUMN()+64); &quot;_&quot;; ROW(); &quot;.tif&quot;)" office:value-type="string" office:string-value="tD_9.tif" calcext:value-type="string">
            <text:p>tD_9.tif</text:p>
          </table:table-cell>
          <table:table-cell table:formula="of:=COM.MICROSOFT.CONCAT(&quot;t&quot;; CHAR(COLUMN()+64); &quot;_&quot;; ROW(); &quot;.tif&quot;)" office:value-type="string" office:string-value="tE_9.tif" calcext:value-type="string">
            <text:p>tE_9.tif</text:p>
          </table:table-cell>
          <table:table-cell table:formula="of:=COM.MICROSOFT.CONCAT(&quot;t&quot;; CHAR(COLUMN()+64); &quot;_&quot;; ROW(); &quot;.tif&quot;)" office:value-type="string" office:string-value="tF_9.tif" calcext:value-type="string">
            <text:p>tF_9.tif</text:p>
          </table:table-cell>
          <table:table-cell table:formula="of:=COM.MICROSOFT.CONCAT(&quot;t&quot;; CHAR(COLUMN()+64); &quot;_&quot;; ROW(); &quot;.tif&quot;)" office:value-type="string" office:string-value="tG_9.tif" calcext:value-type="string">
            <text:p>tG_9.tif</text:p>
          </table:table-cell>
          <table:table-cell table:formula="of:=COM.MICROSOFT.CONCAT(&quot;t&quot;; CHAR(COLUMN()+64); &quot;_&quot;; ROW(); &quot;.tif&quot;)" office:value-type="string" office:string-value="tH_9.tif" calcext:value-type="string">
            <text:p>tH_9.tif</text:p>
          </table:table-cell>
          <table:table-cell table:formula="of:=COM.MICROSOFT.CONCAT(&quot;t&quot;; CHAR(COLUMN()+64); &quot;_&quot;; ROW(); &quot;.tif&quot;)" office:value-type="string" office:string-value="tI_9.tif" calcext:value-type="string">
            <text:p>tI_9.tif</text:p>
          </table:table-cell>
          <table:table-cell table:formula="of:=COM.MICROSOFT.CONCAT(&quot;t&quot;; CHAR(COLUMN()+64); &quot;_&quot;; ROW(); &quot;.tif&quot;)" office:value-type="string" office:string-value="tJ_9.tif" calcext:value-type="string">
            <text:p>tJ_9.tif</text:p>
          </table:table-cell>
          <table:table-cell table:formula="of:=COM.MICROSOFT.CONCAT(&quot;t&quot;; CHAR(COLUMN()+64); &quot;_&quot;; ROW(); &quot;.tif&quot;)" office:value-type="string" office:string-value="tK_9.tif" calcext:value-type="string">
            <text:p>tK_9.tif</text:p>
          </table:table-cell>
          <table:table-cell table:formula="of:=COM.MICROSOFT.CONCAT(&quot;t&quot;; CHAR(COLUMN()+64); &quot;_&quot;; ROW(); &quot;.tif&quot;)" office:value-type="string" office:string-value="tL_9.tif" calcext:value-type="string">
            <text:p>tL_9.tif</text:p>
          </table:table-cell>
          <table:table-cell table:formula="of:=COM.MICROSOFT.CONCAT(&quot;t&quot;; CHAR(COLUMN()+64); &quot;_&quot;; ROW(); &quot;.tif&quot;)" office:value-type="string" office:string-value="tM_9.tif" calcext:value-type="string">
            <text:p>tM_9.tif</text:p>
          </table:table-cell>
          <table:table-cell table:formula="of:=COM.MICROSOFT.CONCAT(&quot;t&quot;; CHAR(COLUMN()+64); &quot;_&quot;; ROW(); &quot;.tif&quot;)" office:value-type="string" office:string-value="tN_9.tif" calcext:value-type="string">
            <text:p>tN_9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10.tif" calcext:value-type="string">
            <text:p>tA_10.tif</text:p>
          </table:table-cell>
          <table:table-cell table:formula="of:=COM.MICROSOFT.CONCAT(&quot;t&quot;; CHAR(COLUMN()+64); &quot;_&quot;; ROW(); &quot;.tif&quot;)" office:value-type="string" office:string-value="tB_10.tif" calcext:value-type="string">
            <text:p>tB_10.tif</text:p>
          </table:table-cell>
          <table:table-cell table:formula="of:=COM.MICROSOFT.CONCAT(&quot;t&quot;; CHAR(COLUMN()+64); &quot;_&quot;; ROW(); &quot;.tif&quot;)" office:value-type="string" office:string-value="tC_10.tif" calcext:value-type="string">
            <text:p>tC_10.tif</text:p>
          </table:table-cell>
          <table:table-cell table:formula="of:=COM.MICROSOFT.CONCAT(&quot;t&quot;; CHAR(COLUMN()+64); &quot;_&quot;; ROW(); &quot;.tif&quot;)" office:value-type="string" office:string-value="tD_10.tif" calcext:value-type="string">
            <text:p>tD_10.tif</text:p>
          </table:table-cell>
          <table:table-cell table:formula="of:=COM.MICROSOFT.CONCAT(&quot;t&quot;; CHAR(COLUMN()+64); &quot;_&quot;; ROW(); &quot;.tif&quot;)" office:value-type="string" office:string-value="tE_10.tif" calcext:value-type="string">
            <text:p>tE_10.tif</text:p>
          </table:table-cell>
          <table:table-cell table:formula="of:=COM.MICROSOFT.CONCAT(&quot;t&quot;; CHAR(COLUMN()+64); &quot;_&quot;; ROW(); &quot;.tif&quot;)" office:value-type="string" office:string-value="tF_10.tif" calcext:value-type="string">
            <text:p>tF_10.tif</text:p>
          </table:table-cell>
          <table:table-cell table:formula="of:=COM.MICROSOFT.CONCAT(&quot;t&quot;; CHAR(COLUMN()+64); &quot;_&quot;; ROW(); &quot;.tif&quot;)" office:value-type="string" office:string-value="tG_10.tif" calcext:value-type="string">
            <text:p>tG_10.tif</text:p>
          </table:table-cell>
          <table:table-cell table:formula="of:=COM.MICROSOFT.CONCAT(&quot;t&quot;; CHAR(COLUMN()+64); &quot;_&quot;; ROW(); &quot;.tif&quot;)" office:value-type="string" office:string-value="tH_10.tif" calcext:value-type="string">
            <text:p>tH_10.tif</text:p>
          </table:table-cell>
          <table:table-cell table:formula="of:=COM.MICROSOFT.CONCAT(&quot;t&quot;; CHAR(COLUMN()+64); &quot;_&quot;; ROW(); &quot;.tif&quot;)" office:value-type="string" office:string-value="tI_10.tif" calcext:value-type="string">
            <text:p>tI_10.tif</text:p>
          </table:table-cell>
          <table:table-cell table:formula="of:=COM.MICROSOFT.CONCAT(&quot;t&quot;; CHAR(COLUMN()+64); &quot;_&quot;; ROW(); &quot;.tif&quot;)" office:value-type="string" office:string-value="tJ_10.tif" calcext:value-type="string">
            <text:p>tJ_10.tif</text:p>
          </table:table-cell>
          <table:table-cell table:formula="of:=COM.MICROSOFT.CONCAT(&quot;t&quot;; CHAR(COLUMN()+64); &quot;_&quot;; ROW(); &quot;.tif&quot;)" office:value-type="string" office:string-value="tK_10.tif" calcext:value-type="string">
            <text:p>tK_10.tif</text:p>
          </table:table-cell>
          <table:table-cell table:formula="of:=COM.MICROSOFT.CONCAT(&quot;t&quot;; CHAR(COLUMN()+64); &quot;_&quot;; ROW(); &quot;.tif&quot;)" office:value-type="string" office:string-value="tL_10.tif" calcext:value-type="string">
            <text:p>tL_10.tif</text:p>
          </table:table-cell>
          <table:table-cell table:formula="of:=COM.MICROSOFT.CONCAT(&quot;t&quot;; CHAR(COLUMN()+64); &quot;_&quot;; ROW(); &quot;.tif&quot;)" office:value-type="string" office:string-value="tM_10.tif" calcext:value-type="string">
            <text:p>tM_10.tif</text:p>
          </table:table-cell>
          <table:table-cell table:formula="of:=COM.MICROSOFT.CONCAT(&quot;t&quot;; CHAR(COLUMN()+64); &quot;_&quot;; ROW(); &quot;.tif&quot;)" office:value-type="string" office:string-value="tN_10.tif" calcext:value-type="string">
            <text:p>tN_10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11.tif" calcext:value-type="string">
            <text:p>tA_11.tif</text:p>
          </table:table-cell>
          <table:table-cell table:formula="of:=COM.MICROSOFT.CONCAT(&quot;t&quot;; CHAR(COLUMN()+64); &quot;_&quot;; ROW(); &quot;.tif&quot;)" office:value-type="string" office:string-value="tB_11.tif" calcext:value-type="string">
            <text:p>tB_11.tif</text:p>
          </table:table-cell>
          <table:table-cell table:formula="of:=COM.MICROSOFT.CONCAT(&quot;t&quot;; CHAR(COLUMN()+64); &quot;_&quot;; ROW(); &quot;.tif&quot;)" office:value-type="string" office:string-value="tC_11.tif" calcext:value-type="string">
            <text:p>tC_11.tif</text:p>
          </table:table-cell>
          <table:table-cell table:formula="of:=COM.MICROSOFT.CONCAT(&quot;t&quot;; CHAR(COLUMN()+64); &quot;_&quot;; ROW(); &quot;.tif&quot;)" office:value-type="string" office:string-value="tD_11.tif" calcext:value-type="string">
            <text:p>tD_11.tif</text:p>
          </table:table-cell>
          <table:table-cell table:formula="of:=COM.MICROSOFT.CONCAT(&quot;t&quot;; CHAR(COLUMN()+64); &quot;_&quot;; ROW(); &quot;.tif&quot;)" office:value-type="string" office:string-value="tE_11.tif" calcext:value-type="string">
            <text:p>tE_11.tif</text:p>
          </table:table-cell>
          <table:table-cell table:formula="of:=COM.MICROSOFT.CONCAT(&quot;t&quot;; CHAR(COLUMN()+64); &quot;_&quot;; ROW(); &quot;.tif&quot;)" office:value-type="string" office:string-value="tF_11.tif" calcext:value-type="string">
            <text:p>tF_11.tif</text:p>
          </table:table-cell>
          <table:table-cell table:formula="of:=COM.MICROSOFT.CONCAT(&quot;t&quot;; CHAR(COLUMN()+64); &quot;_&quot;; ROW(); &quot;.tif&quot;)" office:value-type="string" office:string-value="tG_11.tif" calcext:value-type="string">
            <text:p>tG_11.tif</text:p>
          </table:table-cell>
          <table:table-cell table:formula="of:=COM.MICROSOFT.CONCAT(&quot;t&quot;; CHAR(COLUMN()+64); &quot;_&quot;; ROW(); &quot;.tif&quot;)" office:value-type="string" office:string-value="tH_11.tif" calcext:value-type="string">
            <text:p>tH_11.tif</text:p>
          </table:table-cell>
          <table:table-cell table:formula="of:=COM.MICROSOFT.CONCAT(&quot;t&quot;; CHAR(COLUMN()+64); &quot;_&quot;; ROW(); &quot;.tif&quot;)" office:value-type="string" office:string-value="tI_11.tif" calcext:value-type="string">
            <text:p>tI_11.tif</text:p>
          </table:table-cell>
          <table:table-cell table:formula="of:=COM.MICROSOFT.CONCAT(&quot;t&quot;; CHAR(COLUMN()+64); &quot;_&quot;; ROW(); &quot;.tif&quot;)" office:value-type="string" office:string-value="tJ_11.tif" calcext:value-type="string">
            <text:p>tJ_11.tif</text:p>
          </table:table-cell>
          <table:table-cell table:formula="of:=COM.MICROSOFT.CONCAT(&quot;t&quot;; CHAR(COLUMN()+64); &quot;_&quot;; ROW(); &quot;.tif&quot;)" office:value-type="string" office:string-value="tK_11.tif" calcext:value-type="string">
            <text:p>tK_11.tif</text:p>
          </table:table-cell>
          <table:table-cell table:formula="of:=COM.MICROSOFT.CONCAT(&quot;t&quot;; CHAR(COLUMN()+64); &quot;_&quot;; ROW(); &quot;.tif&quot;)" office:value-type="string" office:string-value="tL_11.tif" calcext:value-type="string">
            <text:p>tL_11.tif</text:p>
          </table:table-cell>
          <table:table-cell table:formula="of:=COM.MICROSOFT.CONCAT(&quot;t&quot;; CHAR(COLUMN()+64); &quot;_&quot;; ROW(); &quot;.tif&quot;)" office:value-type="string" office:string-value="tM_11.tif" calcext:value-type="string">
            <text:p>tM_11.tif</text:p>
          </table:table-cell>
          <table:table-cell table:formula="of:=COM.MICROSOFT.CONCAT(&quot;t&quot;; CHAR(COLUMN()+64); &quot;_&quot;; ROW(); &quot;.tif&quot;)" office:value-type="string" office:string-value="tN_11.tif" calcext:value-type="string">
            <text:p>tN_11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12.tif" calcext:value-type="string">
            <text:p>tA_12.tif</text:p>
          </table:table-cell>
          <table:table-cell table:formula="of:=COM.MICROSOFT.CONCAT(&quot;t&quot;; CHAR(COLUMN()+64); &quot;_&quot;; ROW(); &quot;.tif&quot;)" office:value-type="string" office:string-value="tB_12.tif" calcext:value-type="string">
            <text:p>tB_12.tif</text:p>
          </table:table-cell>
          <table:table-cell table:formula="of:=COM.MICROSOFT.CONCAT(&quot;t&quot;; CHAR(COLUMN()+64); &quot;_&quot;; ROW(); &quot;.tif&quot;)" office:value-type="string" office:string-value="tC_12.tif" calcext:value-type="string">
            <text:p>tC_12.tif</text:p>
          </table:table-cell>
          <table:table-cell table:formula="of:=COM.MICROSOFT.CONCAT(&quot;t&quot;; CHAR(COLUMN()+64); &quot;_&quot;; ROW(); &quot;.tif&quot;)" office:value-type="string" office:string-value="tD_12.tif" calcext:value-type="string">
            <text:p>tD_12.tif</text:p>
          </table:table-cell>
          <table:table-cell table:formula="of:=COM.MICROSOFT.CONCAT(&quot;t&quot;; CHAR(COLUMN()+64); &quot;_&quot;; ROW(); &quot;.tif&quot;)" office:value-type="string" office:string-value="tE_12.tif" calcext:value-type="string">
            <text:p>tE_12.tif</text:p>
          </table:table-cell>
          <table:table-cell table:formula="of:=COM.MICROSOFT.CONCAT(&quot;t&quot;; CHAR(COLUMN()+64); &quot;_&quot;; ROW(); &quot;.tif&quot;)" office:value-type="string" office:string-value="tF_12.tif" calcext:value-type="string">
            <text:p>tF_12.tif</text:p>
          </table:table-cell>
          <table:table-cell table:formula="of:=COM.MICROSOFT.CONCAT(&quot;t&quot;; CHAR(COLUMN()+64); &quot;_&quot;; ROW(); &quot;.tif&quot;)" office:value-type="string" office:string-value="tG_12.tif" calcext:value-type="string">
            <text:p>tG_12.tif</text:p>
          </table:table-cell>
          <table:table-cell table:formula="of:=COM.MICROSOFT.CONCAT(&quot;t&quot;; CHAR(COLUMN()+64); &quot;_&quot;; ROW(); &quot;.tif&quot;)" office:value-type="string" office:string-value="tH_12.tif" calcext:value-type="string">
            <text:p>tH_12.tif</text:p>
          </table:table-cell>
          <table:table-cell table:formula="of:=COM.MICROSOFT.CONCAT(&quot;t&quot;; CHAR(COLUMN()+64); &quot;_&quot;; ROW(); &quot;.tif&quot;)" office:value-type="string" office:string-value="tI_12.tif" calcext:value-type="string">
            <text:p>tI_12.tif</text:p>
          </table:table-cell>
          <table:table-cell table:formula="of:=COM.MICROSOFT.CONCAT(&quot;t&quot;; CHAR(COLUMN()+64); &quot;_&quot;; ROW(); &quot;.tif&quot;)" office:value-type="string" office:string-value="tJ_12.tif" calcext:value-type="string">
            <text:p>tJ_12.tif</text:p>
          </table:table-cell>
          <table:table-cell table:formula="of:=COM.MICROSOFT.CONCAT(&quot;t&quot;; CHAR(COLUMN()+64); &quot;_&quot;; ROW(); &quot;.tif&quot;)" office:value-type="string" office:string-value="tK_12.tif" calcext:value-type="string">
            <text:p>tK_12.tif</text:p>
          </table:table-cell>
          <table:table-cell table:formula="of:=COM.MICROSOFT.CONCAT(&quot;t&quot;; CHAR(COLUMN()+64); &quot;_&quot;; ROW(); &quot;.tif&quot;)" office:value-type="string" office:string-value="tL_12.tif" calcext:value-type="string">
            <text:p>tL_12.tif</text:p>
          </table:table-cell>
          <table:table-cell table:formula="of:=COM.MICROSOFT.CONCAT(&quot;t&quot;; CHAR(COLUMN()+64); &quot;_&quot;; ROW(); &quot;.tif&quot;)" office:value-type="string" office:string-value="tM_12.tif" calcext:value-type="string">
            <text:p>tM_12.tif</text:p>
          </table:table-cell>
          <table:table-cell table:formula="of:=COM.MICROSOFT.CONCAT(&quot;t&quot;; CHAR(COLUMN()+64); &quot;_&quot;; ROW(); &quot;.tif&quot;)" office:value-type="string" office:string-value="tN_12.tif" calcext:value-type="string">
            <text:p>tN_12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13.tif" calcext:value-type="string">
            <text:p>tA_13.tif</text:p>
          </table:table-cell>
          <table:table-cell table:formula="of:=COM.MICROSOFT.CONCAT(&quot;t&quot;; CHAR(COLUMN()+64); &quot;_&quot;; ROW(); &quot;.tif&quot;)" office:value-type="string" office:string-value="tB_13.tif" calcext:value-type="string">
            <text:p>tB_13.tif</text:p>
          </table:table-cell>
          <table:table-cell table:formula="of:=COM.MICROSOFT.CONCAT(&quot;t&quot;; CHAR(COLUMN()+64); &quot;_&quot;; ROW(); &quot;.tif&quot;)" office:value-type="string" office:string-value="tC_13.tif" calcext:value-type="string">
            <text:p>tC_13.tif</text:p>
          </table:table-cell>
          <table:table-cell table:formula="of:=COM.MICROSOFT.CONCAT(&quot;t&quot;; CHAR(COLUMN()+64); &quot;_&quot;; ROW(); &quot;.tif&quot;)" office:value-type="string" office:string-value="tD_13.tif" calcext:value-type="string">
            <text:p>tD_13.tif</text:p>
          </table:table-cell>
          <table:table-cell table:formula="of:=COM.MICROSOFT.CONCAT(&quot;t&quot;; CHAR(COLUMN()+64); &quot;_&quot;; ROW(); &quot;.tif&quot;)" office:value-type="string" office:string-value="tE_13.tif" calcext:value-type="string">
            <text:p>tE_13.tif</text:p>
          </table:table-cell>
          <table:table-cell table:formula="of:=COM.MICROSOFT.CONCAT(&quot;t&quot;; CHAR(COLUMN()+64); &quot;_&quot;; ROW(); &quot;.tif&quot;)" office:value-type="string" office:string-value="tF_13.tif" calcext:value-type="string">
            <text:p>tF_13.tif</text:p>
          </table:table-cell>
          <table:table-cell table:formula="of:=COM.MICROSOFT.CONCAT(&quot;t&quot;; CHAR(COLUMN()+64); &quot;_&quot;; ROW(); &quot;.tif&quot;)" office:value-type="string" office:string-value="tG_13.tif" calcext:value-type="string">
            <text:p>tG_13.tif</text:p>
          </table:table-cell>
          <table:table-cell table:formula="of:=COM.MICROSOFT.CONCAT(&quot;t&quot;; CHAR(COLUMN()+64); &quot;_&quot;; ROW(); &quot;.tif&quot;)" office:value-type="string" office:string-value="tH_13.tif" calcext:value-type="string">
            <text:p>tH_13.tif</text:p>
          </table:table-cell>
          <table:table-cell table:formula="of:=COM.MICROSOFT.CONCAT(&quot;t&quot;; CHAR(COLUMN()+64); &quot;_&quot;; ROW(); &quot;.tif&quot;)" office:value-type="string" office:string-value="tI_13.tif" calcext:value-type="string">
            <text:p>tI_13.tif</text:p>
          </table:table-cell>
          <table:table-cell table:formula="of:=COM.MICROSOFT.CONCAT(&quot;t&quot;; CHAR(COLUMN()+64); &quot;_&quot;; ROW(); &quot;.tif&quot;)" office:value-type="string" office:string-value="tJ_13.tif" calcext:value-type="string">
            <text:p>tJ_13.tif</text:p>
          </table:table-cell>
          <table:table-cell table:formula="of:=COM.MICROSOFT.CONCAT(&quot;t&quot;; CHAR(COLUMN()+64); &quot;_&quot;; ROW(); &quot;.tif&quot;)" office:value-type="string" office:string-value="tK_13.tif" calcext:value-type="string">
            <text:p>tK_13.tif</text:p>
          </table:table-cell>
          <table:table-cell table:formula="of:=COM.MICROSOFT.CONCAT(&quot;t&quot;; CHAR(COLUMN()+64); &quot;_&quot;; ROW(); &quot;.tif&quot;)" office:value-type="string" office:string-value="tL_13.tif" calcext:value-type="string">
            <text:p>tL_13.tif</text:p>
          </table:table-cell>
          <table:table-cell table:formula="of:=COM.MICROSOFT.CONCAT(&quot;t&quot;; CHAR(COLUMN()+64); &quot;_&quot;; ROW(); &quot;.tif&quot;)" office:value-type="string" office:string-value="tM_13.tif" calcext:value-type="string">
            <text:p>tM_13.tif</text:p>
          </table:table-cell>
          <table:table-cell table:formula="of:=COM.MICROSOFT.CONCAT(&quot;t&quot;; CHAR(COLUMN()+64); &quot;_&quot;; ROW(); &quot;.tif&quot;)" office:value-type="string" office:string-value="tN_13.tif" calcext:value-type="string">
            <text:p>tN_13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14.tif" calcext:value-type="string">
            <text:p>tA_14.tif</text:p>
          </table:table-cell>
          <table:table-cell table:formula="of:=COM.MICROSOFT.CONCAT(&quot;t&quot;; CHAR(COLUMN()+64); &quot;_&quot;; ROW(); &quot;.tif&quot;)" office:value-type="string" office:string-value="tB_14.tif" calcext:value-type="string">
            <text:p>tB_14.tif</text:p>
          </table:table-cell>
          <table:table-cell table:formula="of:=COM.MICROSOFT.CONCAT(&quot;t&quot;; CHAR(COLUMN()+64); &quot;_&quot;; ROW(); &quot;.tif&quot;)" office:value-type="string" office:string-value="tC_14.tif" calcext:value-type="string">
            <text:p>tC_14.tif</text:p>
          </table:table-cell>
          <table:table-cell table:formula="of:=COM.MICROSOFT.CONCAT(&quot;t&quot;; CHAR(COLUMN()+64); &quot;_&quot;; ROW(); &quot;.tif&quot;)" office:value-type="string" office:string-value="tD_14.tif" calcext:value-type="string">
            <text:p>tD_14.tif</text:p>
          </table:table-cell>
          <table:table-cell table:formula="of:=COM.MICROSOFT.CONCAT(&quot;t&quot;; CHAR(COLUMN()+64); &quot;_&quot;; ROW(); &quot;.tif&quot;)" office:value-type="string" office:string-value="tE_14.tif" calcext:value-type="string">
            <text:p>tE_14.tif</text:p>
          </table:table-cell>
          <table:table-cell table:formula="of:=COM.MICROSOFT.CONCAT(&quot;t&quot;; CHAR(COLUMN()+64); &quot;_&quot;; ROW(); &quot;.tif&quot;)" office:value-type="string" office:string-value="tF_14.tif" calcext:value-type="string">
            <text:p>tF_14.tif</text:p>
          </table:table-cell>
          <table:table-cell table:formula="of:=COM.MICROSOFT.CONCAT(&quot;t&quot;; CHAR(COLUMN()+64); &quot;_&quot;; ROW(); &quot;.tif&quot;)" office:value-type="string" office:string-value="tG_14.tif" calcext:value-type="string">
            <text:p>tG_14.tif</text:p>
          </table:table-cell>
          <table:table-cell table:formula="of:=COM.MICROSOFT.CONCAT(&quot;t&quot;; CHAR(COLUMN()+64); &quot;_&quot;; ROW(); &quot;.tif&quot;)" office:value-type="string" office:string-value="tH_14.tif" calcext:value-type="string">
            <text:p>tH_14.tif</text:p>
          </table:table-cell>
          <table:table-cell table:formula="of:=COM.MICROSOFT.CONCAT(&quot;t&quot;; CHAR(COLUMN()+64); &quot;_&quot;; ROW(); &quot;.tif&quot;)" office:value-type="string" office:string-value="tI_14.tif" calcext:value-type="string">
            <text:p>tI_14.tif</text:p>
          </table:table-cell>
          <table:table-cell table:formula="of:=COM.MICROSOFT.CONCAT(&quot;t&quot;; CHAR(COLUMN()+64); &quot;_&quot;; ROW(); &quot;.tif&quot;)" office:value-type="string" office:string-value="tJ_14.tif" calcext:value-type="string">
            <text:p>tJ_14.tif</text:p>
          </table:table-cell>
          <table:table-cell table:formula="of:=COM.MICROSOFT.CONCAT(&quot;t&quot;; CHAR(COLUMN()+64); &quot;_&quot;; ROW(); &quot;.tif&quot;)" office:value-type="string" office:string-value="tK_14.tif" calcext:value-type="string">
            <text:p>tK_14.tif</text:p>
          </table:table-cell>
          <table:table-cell table:formula="of:=COM.MICROSOFT.CONCAT(&quot;t&quot;; CHAR(COLUMN()+64); &quot;_&quot;; ROW(); &quot;.tif&quot;)" office:value-type="string" office:string-value="tL_14.tif" calcext:value-type="string">
            <text:p>tL_14.tif</text:p>
          </table:table-cell>
          <table:table-cell table:formula="of:=COM.MICROSOFT.CONCAT(&quot;t&quot;; CHAR(COLUMN()+64); &quot;_&quot;; ROW(); &quot;.tif&quot;)" office:value-type="string" office:string-value="tM_14.tif" calcext:value-type="string">
            <text:p>tM_14.tif</text:p>
          </table:table-cell>
          <table:table-cell table:formula="of:=COM.MICROSOFT.CONCAT(&quot;t&quot;; CHAR(COLUMN()+64); &quot;_&quot;; ROW(); &quot;.tif&quot;)" office:value-type="string" office:string-value="tN_14.tif" calcext:value-type="string">
            <text:p>tN_14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15.tif" calcext:value-type="string">
            <text:p>tA_15.tif</text:p>
          </table:table-cell>
          <table:table-cell table:formula="of:=COM.MICROSOFT.CONCAT(&quot;t&quot;; CHAR(COLUMN()+64); &quot;_&quot;; ROW(); &quot;.tif&quot;)" office:value-type="string" office:string-value="tB_15.tif" calcext:value-type="string">
            <text:p>tB_15.tif</text:p>
          </table:table-cell>
          <table:table-cell table:formula="of:=COM.MICROSOFT.CONCAT(&quot;t&quot;; CHAR(COLUMN()+64); &quot;_&quot;; ROW(); &quot;.tif&quot;)" office:value-type="string" office:string-value="tC_15.tif" calcext:value-type="string">
            <text:p>tC_15.tif</text:p>
          </table:table-cell>
          <table:table-cell table:formula="of:=COM.MICROSOFT.CONCAT(&quot;t&quot;; CHAR(COLUMN()+64); &quot;_&quot;; ROW(); &quot;.tif&quot;)" office:value-type="string" office:string-value="tD_15.tif" calcext:value-type="string">
            <text:p>tD_15.tif</text:p>
          </table:table-cell>
          <table:table-cell table:formula="of:=COM.MICROSOFT.CONCAT(&quot;t&quot;; CHAR(COLUMN()+64); &quot;_&quot;; ROW(); &quot;.tif&quot;)" office:value-type="string" office:string-value="tE_15.tif" calcext:value-type="string">
            <text:p>tE_15.tif</text:p>
          </table:table-cell>
          <table:table-cell table:formula="of:=COM.MICROSOFT.CONCAT(&quot;t&quot;; CHAR(COLUMN()+64); &quot;_&quot;; ROW(); &quot;.tif&quot;)" office:value-type="string" office:string-value="tF_15.tif" calcext:value-type="string">
            <text:p>tF_15.tif</text:p>
          </table:table-cell>
          <table:table-cell table:formula="of:=COM.MICROSOFT.CONCAT(&quot;t&quot;; CHAR(COLUMN()+64); &quot;_&quot;; ROW(); &quot;.tif&quot;)" office:value-type="string" office:string-value="tG_15.tif" calcext:value-type="string">
            <text:p>tG_15.tif</text:p>
          </table:table-cell>
          <table:table-cell table:formula="of:=COM.MICROSOFT.CONCAT(&quot;t&quot;; CHAR(COLUMN()+64); &quot;_&quot;; ROW(); &quot;.tif&quot;)" office:value-type="string" office:string-value="tH_15.tif" calcext:value-type="string">
            <text:p>tH_15.tif</text:p>
          </table:table-cell>
          <table:table-cell table:formula="of:=COM.MICROSOFT.CONCAT(&quot;t&quot;; CHAR(COLUMN()+64); &quot;_&quot;; ROW(); &quot;.tif&quot;)" office:value-type="string" office:string-value="tI_15.tif" calcext:value-type="string">
            <text:p>tI_15.tif</text:p>
          </table:table-cell>
          <table:table-cell table:formula="of:=COM.MICROSOFT.CONCAT(&quot;t&quot;; CHAR(COLUMN()+64); &quot;_&quot;; ROW(); &quot;.tif&quot;)" office:value-type="string" office:string-value="tJ_15.tif" calcext:value-type="string">
            <text:p>tJ_15.tif</text:p>
          </table:table-cell>
          <table:table-cell table:formula="of:=COM.MICROSOFT.CONCAT(&quot;t&quot;; CHAR(COLUMN()+64); &quot;_&quot;; ROW(); &quot;.tif&quot;)" office:value-type="string" office:string-value="tK_15.tif" calcext:value-type="string">
            <text:p>tK_15.tif</text:p>
          </table:table-cell>
          <table:table-cell table:formula="of:=COM.MICROSOFT.CONCAT(&quot;t&quot;; CHAR(COLUMN()+64); &quot;_&quot;; ROW(); &quot;.tif&quot;)" office:value-type="string" office:string-value="tL_15.tif" calcext:value-type="string">
            <text:p>tL_15.tif</text:p>
          </table:table-cell>
          <table:table-cell table:formula="of:=COM.MICROSOFT.CONCAT(&quot;t&quot;; CHAR(COLUMN()+64); &quot;_&quot;; ROW(); &quot;.tif&quot;)" office:value-type="string" office:string-value="tM_15.tif" calcext:value-type="string">
            <text:p>tM_15.tif</text:p>
          </table:table-cell>
          <table:table-cell table:formula="of:=COM.MICROSOFT.CONCAT(&quot;t&quot;; CHAR(COLUMN()+64); &quot;_&quot;; ROW(); &quot;.tif&quot;)" office:value-type="string" office:string-value="tN_15.tif" calcext:value-type="string">
            <text:p>tN_15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16.tif" calcext:value-type="string">
            <text:p>tA_16.tif</text:p>
          </table:table-cell>
          <table:table-cell table:formula="of:=COM.MICROSOFT.CONCAT(&quot;t&quot;; CHAR(COLUMN()+64); &quot;_&quot;; ROW(); &quot;.tif&quot;)" office:value-type="string" office:string-value="tB_16.tif" calcext:value-type="string">
            <text:p>tB_16.tif</text:p>
          </table:table-cell>
          <table:table-cell table:formula="of:=COM.MICROSOFT.CONCAT(&quot;t&quot;; CHAR(COLUMN()+64); &quot;_&quot;; ROW(); &quot;.tif&quot;)" office:value-type="string" office:string-value="tC_16.tif" calcext:value-type="string">
            <text:p>tC_16.tif</text:p>
          </table:table-cell>
          <table:table-cell table:formula="of:=COM.MICROSOFT.CONCAT(&quot;t&quot;; CHAR(COLUMN()+64); &quot;_&quot;; ROW(); &quot;.tif&quot;)" office:value-type="string" office:string-value="tD_16.tif" calcext:value-type="string">
            <text:p>tD_16.tif</text:p>
          </table:table-cell>
          <table:table-cell table:formula="of:=COM.MICROSOFT.CONCAT(&quot;t&quot;; CHAR(COLUMN()+64); &quot;_&quot;; ROW(); &quot;.tif&quot;)" office:value-type="string" office:string-value="tE_16.tif" calcext:value-type="string">
            <text:p>tE_16.tif</text:p>
          </table:table-cell>
          <table:table-cell table:formula="of:=COM.MICROSOFT.CONCAT(&quot;t&quot;; CHAR(COLUMN()+64); &quot;_&quot;; ROW(); &quot;.tif&quot;)" office:value-type="string" office:string-value="tF_16.tif" calcext:value-type="string">
            <text:p>tF_16.tif</text:p>
          </table:table-cell>
          <table:table-cell table:formula="of:=COM.MICROSOFT.CONCAT(&quot;t&quot;; CHAR(COLUMN()+64); &quot;_&quot;; ROW(); &quot;.tif&quot;)" office:value-type="string" office:string-value="tG_16.tif" calcext:value-type="string">
            <text:p>tG_16.tif</text:p>
          </table:table-cell>
          <table:table-cell table:formula="of:=COM.MICROSOFT.CONCAT(&quot;t&quot;; CHAR(COLUMN()+64); &quot;_&quot;; ROW(); &quot;.tif&quot;)" office:value-type="string" office:string-value="tH_16.tif" calcext:value-type="string">
            <text:p>tH_16.tif</text:p>
          </table:table-cell>
          <table:table-cell table:formula="of:=COM.MICROSOFT.CONCAT(&quot;t&quot;; CHAR(COLUMN()+64); &quot;_&quot;; ROW(); &quot;.tif&quot;)" office:value-type="string" office:string-value="tI_16.tif" calcext:value-type="string">
            <text:p>tI_16.tif</text:p>
          </table:table-cell>
          <table:table-cell table:formula="of:=COM.MICROSOFT.CONCAT(&quot;t&quot;; CHAR(COLUMN()+64); &quot;_&quot;; ROW(); &quot;.tif&quot;)" office:value-type="string" office:string-value="tJ_16.tif" calcext:value-type="string">
            <text:p>tJ_16.tif</text:p>
          </table:table-cell>
          <table:table-cell table:formula="of:=COM.MICROSOFT.CONCAT(&quot;t&quot;; CHAR(COLUMN()+64); &quot;_&quot;; ROW(); &quot;.tif&quot;)" office:value-type="string" office:string-value="tK_16.tif" calcext:value-type="string">
            <text:p>tK_16.tif</text:p>
          </table:table-cell>
          <table:table-cell table:formula="of:=COM.MICROSOFT.CONCAT(&quot;t&quot;; CHAR(COLUMN()+64); &quot;_&quot;; ROW(); &quot;.tif&quot;)" office:value-type="string" office:string-value="tL_16.tif" calcext:value-type="string">
            <text:p>tL_16.tif</text:p>
          </table:table-cell>
          <table:table-cell table:formula="of:=COM.MICROSOFT.CONCAT(&quot;t&quot;; CHAR(COLUMN()+64); &quot;_&quot;; ROW(); &quot;.tif&quot;)" office:value-type="string" office:string-value="tM_16.tif" calcext:value-type="string">
            <text:p>tM_16.tif</text:p>
          </table:table-cell>
          <table:table-cell table:formula="of:=COM.MICROSOFT.CONCAT(&quot;t&quot;; CHAR(COLUMN()+64); &quot;_&quot;; ROW(); &quot;.tif&quot;)" office:value-type="string" office:string-value="tN_16.tif" calcext:value-type="string">
            <text:p>tN_16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17.tif" calcext:value-type="string">
            <text:p>tA_17.tif</text:p>
          </table:table-cell>
          <table:table-cell table:formula="of:=COM.MICROSOFT.CONCAT(&quot;t&quot;; CHAR(COLUMN()+64); &quot;_&quot;; ROW(); &quot;.tif&quot;)" office:value-type="string" office:string-value="tB_17.tif" calcext:value-type="string">
            <text:p>tB_17.tif</text:p>
          </table:table-cell>
          <table:table-cell table:formula="of:=COM.MICROSOFT.CONCAT(&quot;t&quot;; CHAR(COLUMN()+64); &quot;_&quot;; ROW(); &quot;.tif&quot;)" office:value-type="string" office:string-value="tC_17.tif" calcext:value-type="string">
            <text:p>tC_17.tif</text:p>
          </table:table-cell>
          <table:table-cell table:formula="of:=COM.MICROSOFT.CONCAT(&quot;t&quot;; CHAR(COLUMN()+64); &quot;_&quot;; ROW(); &quot;.tif&quot;)" office:value-type="string" office:string-value="tD_17.tif" calcext:value-type="string">
            <text:p>tD_17.tif</text:p>
          </table:table-cell>
          <table:table-cell table:formula="of:=COM.MICROSOFT.CONCAT(&quot;t&quot;; CHAR(COLUMN()+64); &quot;_&quot;; ROW(); &quot;.tif&quot;)" office:value-type="string" office:string-value="tE_17.tif" calcext:value-type="string">
            <text:p>tE_17.tif</text:p>
          </table:table-cell>
          <table:table-cell table:formula="of:=COM.MICROSOFT.CONCAT(&quot;t&quot;; CHAR(COLUMN()+64); &quot;_&quot;; ROW(); &quot;.tif&quot;)" office:value-type="string" office:string-value="tF_17.tif" calcext:value-type="string">
            <text:p>tF_17.tif</text:p>
          </table:table-cell>
          <table:table-cell table:formula="of:=COM.MICROSOFT.CONCAT(&quot;t&quot;; CHAR(COLUMN()+64); &quot;_&quot;; ROW(); &quot;.tif&quot;)" office:value-type="string" office:string-value="tG_17.tif" calcext:value-type="string">
            <text:p>tG_17.tif</text:p>
          </table:table-cell>
          <table:table-cell table:formula="of:=COM.MICROSOFT.CONCAT(&quot;t&quot;; CHAR(COLUMN()+64); &quot;_&quot;; ROW(); &quot;.tif&quot;)" office:value-type="string" office:string-value="tH_17.tif" calcext:value-type="string">
            <text:p>tH_17.tif</text:p>
          </table:table-cell>
          <table:table-cell table:formula="of:=COM.MICROSOFT.CONCAT(&quot;t&quot;; CHAR(COLUMN()+64); &quot;_&quot;; ROW(); &quot;.tif&quot;)" office:value-type="string" office:string-value="tI_17.tif" calcext:value-type="string">
            <text:p>tI_17.tif</text:p>
          </table:table-cell>
          <table:table-cell table:formula="of:=COM.MICROSOFT.CONCAT(&quot;t&quot;; CHAR(COLUMN()+64); &quot;_&quot;; ROW(); &quot;.tif&quot;)" office:value-type="string" office:string-value="tJ_17.tif" calcext:value-type="string">
            <text:p>tJ_17.tif</text:p>
          </table:table-cell>
          <table:table-cell table:formula="of:=COM.MICROSOFT.CONCAT(&quot;t&quot;; CHAR(COLUMN()+64); &quot;_&quot;; ROW(); &quot;.tif&quot;)" office:value-type="string" office:string-value="tK_17.tif" calcext:value-type="string">
            <text:p>tK_17.tif</text:p>
          </table:table-cell>
          <table:table-cell table:formula="of:=COM.MICROSOFT.CONCAT(&quot;t&quot;; CHAR(COLUMN()+64); &quot;_&quot;; ROW(); &quot;.tif&quot;)" office:value-type="string" office:string-value="tL_17.tif" calcext:value-type="string">
            <text:p>tL_17.tif</text:p>
          </table:table-cell>
          <table:table-cell table:formula="of:=COM.MICROSOFT.CONCAT(&quot;t&quot;; CHAR(COLUMN()+64); &quot;_&quot;; ROW(); &quot;.tif&quot;)" office:value-type="string" office:string-value="tM_17.tif" calcext:value-type="string">
            <text:p>tM_17.tif</text:p>
          </table:table-cell>
          <table:table-cell table:formula="of:=COM.MICROSOFT.CONCAT(&quot;t&quot;; CHAR(COLUMN()+64); &quot;_&quot;; ROW(); &quot;.tif&quot;)" office:value-type="string" office:string-value="tN_17.tif" calcext:value-type="string">
            <text:p>tN_17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18.tif" calcext:value-type="string">
            <text:p>tA_18.tif</text:p>
          </table:table-cell>
          <table:table-cell table:formula="of:=COM.MICROSOFT.CONCAT(&quot;t&quot;; CHAR(COLUMN()+64); &quot;_&quot;; ROW(); &quot;.tif&quot;)" office:value-type="string" office:string-value="tB_18.tif" calcext:value-type="string">
            <text:p>tB_18.tif</text:p>
          </table:table-cell>
          <table:table-cell table:formula="of:=COM.MICROSOFT.CONCAT(&quot;t&quot;; CHAR(COLUMN()+64); &quot;_&quot;; ROW(); &quot;.tif&quot;)" office:value-type="string" office:string-value="tC_18.tif" calcext:value-type="string">
            <text:p>tC_18.tif</text:p>
          </table:table-cell>
          <table:table-cell table:formula="of:=COM.MICROSOFT.CONCAT(&quot;t&quot;; CHAR(COLUMN()+64); &quot;_&quot;; ROW(); &quot;.tif&quot;)" office:value-type="string" office:string-value="tD_18.tif" calcext:value-type="string">
            <text:p>tD_18.tif</text:p>
          </table:table-cell>
          <table:table-cell table:formula="of:=COM.MICROSOFT.CONCAT(&quot;t&quot;; CHAR(COLUMN()+64); &quot;_&quot;; ROW(); &quot;.tif&quot;)" office:value-type="string" office:string-value="tE_18.tif" calcext:value-type="string">
            <text:p>tE_18.tif</text:p>
          </table:table-cell>
          <table:table-cell table:formula="of:=COM.MICROSOFT.CONCAT(&quot;t&quot;; CHAR(COLUMN()+64); &quot;_&quot;; ROW(); &quot;.tif&quot;)" office:value-type="string" office:string-value="tF_18.tif" calcext:value-type="string">
            <text:p>tF_18.tif</text:p>
          </table:table-cell>
          <table:table-cell table:formula="of:=COM.MICROSOFT.CONCAT(&quot;t&quot;; CHAR(COLUMN()+64); &quot;_&quot;; ROW(); &quot;.tif&quot;)" office:value-type="string" office:string-value="tG_18.tif" calcext:value-type="string">
            <text:p>tG_18.tif</text:p>
          </table:table-cell>
          <table:table-cell table:formula="of:=COM.MICROSOFT.CONCAT(&quot;t&quot;; CHAR(COLUMN()+64); &quot;_&quot;; ROW(); &quot;.tif&quot;)" office:value-type="string" office:string-value="tH_18.tif" calcext:value-type="string">
            <text:p>tH_18.tif</text:p>
          </table:table-cell>
          <table:table-cell table:formula="of:=COM.MICROSOFT.CONCAT(&quot;t&quot;; CHAR(COLUMN()+64); &quot;_&quot;; ROW(); &quot;.tif&quot;)" office:value-type="string" office:string-value="tI_18.tif" calcext:value-type="string">
            <text:p>tI_18.tif</text:p>
          </table:table-cell>
          <table:table-cell table:formula="of:=COM.MICROSOFT.CONCAT(&quot;t&quot;; CHAR(COLUMN()+64); &quot;_&quot;; ROW(); &quot;.tif&quot;)" office:value-type="string" office:string-value="tJ_18.tif" calcext:value-type="string">
            <text:p>tJ_18.tif</text:p>
          </table:table-cell>
          <table:table-cell table:formula="of:=COM.MICROSOFT.CONCAT(&quot;t&quot;; CHAR(COLUMN()+64); &quot;_&quot;; ROW(); &quot;.tif&quot;)" office:value-type="string" office:string-value="tK_18.tif" calcext:value-type="string">
            <text:p>tK_18.tif</text:p>
          </table:table-cell>
          <table:table-cell table:formula="of:=COM.MICROSOFT.CONCAT(&quot;t&quot;; CHAR(COLUMN()+64); &quot;_&quot;; ROW(); &quot;.tif&quot;)" office:value-type="string" office:string-value="tL_18.tif" calcext:value-type="string">
            <text:p>tL_18.tif</text:p>
          </table:table-cell>
          <table:table-cell table:formula="of:=COM.MICROSOFT.CONCAT(&quot;t&quot;; CHAR(COLUMN()+64); &quot;_&quot;; ROW(); &quot;.tif&quot;)" office:value-type="string" office:string-value="tM_18.tif" calcext:value-type="string">
            <text:p>tM_18.tif</text:p>
          </table:table-cell>
          <table:table-cell table:formula="of:=COM.MICROSOFT.CONCAT(&quot;t&quot;; CHAR(COLUMN()+64); &quot;_&quot;; ROW(); &quot;.tif&quot;)" office:value-type="string" office:string-value="tN_18.tif" calcext:value-type="string">
            <text:p>tN_18.tif</text:p>
          </table:table-cell>
        </table:table-row>
        <table:table-row table:style-name="ro1">
          <table:table-cell table:formula="of:=COM.MICROSOFT.CONCAT(&quot;t&quot;; CHAR(COLUMN()+64); &quot;_&quot;; ROW(); &quot;.tif&quot;)" office:value-type="string" office:string-value="tA_19.tif" calcext:value-type="string">
            <text:p>tA_19.tif</text:p>
          </table:table-cell>
          <table:table-cell table:formula="of:=COM.MICROSOFT.CONCAT(&quot;t&quot;; CHAR(COLUMN()+64); &quot;_&quot;; ROW(); &quot;.tif&quot;)" office:value-type="string" office:string-value="tB_19.tif" calcext:value-type="string">
            <text:p>tB_19.tif</text:p>
          </table:table-cell>
          <table:table-cell table:formula="of:=COM.MICROSOFT.CONCAT(&quot;t&quot;; CHAR(COLUMN()+64); &quot;_&quot;; ROW(); &quot;.tif&quot;)" office:value-type="string" office:string-value="tC_19.tif" calcext:value-type="string">
            <text:p>tC_19.tif</text:p>
          </table:table-cell>
          <table:table-cell table:formula="of:=COM.MICROSOFT.CONCAT(&quot;t&quot;; CHAR(COLUMN()+64); &quot;_&quot;; ROW(); &quot;.tif&quot;)" office:value-type="string" office:string-value="tD_19.tif" calcext:value-type="string">
            <text:p>tD_19.tif</text:p>
          </table:table-cell>
          <table:table-cell table:formula="of:=COM.MICROSOFT.CONCAT(&quot;t&quot;; CHAR(COLUMN()+64); &quot;_&quot;; ROW(); &quot;.tif&quot;)" office:value-type="string" office:string-value="tE_19.tif" calcext:value-type="string">
            <text:p>tE_19.tif</text:p>
          </table:table-cell>
          <table:table-cell table:formula="of:=COM.MICROSOFT.CONCAT(&quot;t&quot;; CHAR(COLUMN()+64); &quot;_&quot;; ROW(); &quot;.tif&quot;)" office:value-type="string" office:string-value="tF_19.tif" calcext:value-type="string">
            <text:p>tF_19.tif</text:p>
          </table:table-cell>
          <table:table-cell table:formula="of:=COM.MICROSOFT.CONCAT(&quot;t&quot;; CHAR(COLUMN()+64); &quot;_&quot;; ROW(); &quot;.tif&quot;)" office:value-type="string" office:string-value="tG_19.tif" calcext:value-type="string">
            <text:p>tG_19.tif</text:p>
          </table:table-cell>
          <table:table-cell table:formula="of:=COM.MICROSOFT.CONCAT(&quot;t&quot;; CHAR(COLUMN()+64); &quot;_&quot;; ROW(); &quot;.tif&quot;)" office:value-type="string" office:string-value="tH_19.tif" calcext:value-type="string">
            <text:p>tH_19.tif</text:p>
          </table:table-cell>
          <table:table-cell table:formula="of:=COM.MICROSOFT.CONCAT(&quot;t&quot;; CHAR(COLUMN()+64); &quot;_&quot;; ROW(); &quot;.tif&quot;)" office:value-type="string" office:string-value="tI_19.tif" calcext:value-type="string">
            <text:p>tI_19.tif</text:p>
          </table:table-cell>
          <table:table-cell table:formula="of:=COM.MICROSOFT.CONCAT(&quot;t&quot;; CHAR(COLUMN()+64); &quot;_&quot;; ROW(); &quot;.tif&quot;)" office:value-type="string" office:string-value="tJ_19.tif" calcext:value-type="string">
            <text:p>tJ_19.tif</text:p>
          </table:table-cell>
          <table:table-cell table:formula="of:=COM.MICROSOFT.CONCAT(&quot;t&quot;; CHAR(COLUMN()+64); &quot;_&quot;; ROW(); &quot;.tif&quot;)" office:value-type="string" office:string-value="tK_19.tif" calcext:value-type="string">
            <text:p>tK_19.tif</text:p>
          </table:table-cell>
          <table:table-cell table:formula="of:=COM.MICROSOFT.CONCAT(&quot;t&quot;; CHAR(COLUMN()+64); &quot;_&quot;; ROW(); &quot;.tif&quot;)" office:value-type="string" office:string-value="tL_19.tif" calcext:value-type="string">
            <text:p>tL_19.tif</text:p>
          </table:table-cell>
          <table:table-cell table:formula="of:=COM.MICROSOFT.CONCAT(&quot;t&quot;; CHAR(COLUMN()+64); &quot;_&quot;; ROW(); &quot;.tif&quot;)" office:value-type="string" office:string-value="tM_19.tif" calcext:value-type="string">
            <text:p>tM_19.tif</text:p>
          </table:table-cell>
          <table:table-cell table:formula="of:=COM.MICROSOFT.CONCAT(&quot;t&quot;; CHAR(COLUMN()+64); &quot;_&quot;; ROW(); &quot;.tif&quot;)" office:value-type="string" office:string-value="tN_19.tif" calcext:value-type="string">
            <text:p>tN_19.ti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22:33:21.795545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Dustin Richards</meta:initial-creator>
    <meta:creation-date>2021-04-15T21:54:34.595915102</meta:creation-date>
    <dc:date>2021-04-15T22:04:14.774397387</dc:date>
    <dc:creator>Dustin Richards</dc:creator>
    <meta:editing-duration>PT9M41S</meta:editing-duration>
    <meta:editing-cycles>2</meta:editing-cycles>
    <meta:generator>LibreOffice/7.0.0.3$Linux_X86_64 LibreOffice_project/8061b3e9204bef6b321a21033174034a5e2ea88e</meta:generator>
    <meta:document-statistic meta:table-count="1" meta:cell-count="266" meta:object-count="0"/>
  </office:meta>
</office:document-meta>
</file>